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94.88mm"/>
    </style:style>
    <style:style style:name="co3" style:family="table-column">
      <style:table-column-properties fo:break-before="auto" style:column-width="80.22mm"/>
    </style:style>
    <style:style style:name="co4" style:family="table-column">
      <style:table-column-properties fo:break-before="auto" style:column-width="172.4mm"/>
    </style:style>
    <style:style style:name="co5" style:family="table-column">
      <style:table-column-properties fo:break-before="auto" style:column-width="137mm"/>
    </style:style>
    <style:style style:name="co6" style:family="table-column">
      <style:table-column-properties fo:break-before="auto" style:column-width="79.6mm"/>
    </style:style>
    <style:style style:name="co7" style:family="table-column">
      <style:table-column-properties fo:break-before="auto" style:column-width="81.23mm"/>
    </style:style>
    <style:style style:name="co8" style:family="table-column">
      <style:table-column-properties fo:break-before="auto" style:column-width="80.96mm"/>
    </style:style>
    <style:style style:name="co9" style:family="table-column">
      <style:table-column-properties fo:break-before="auto" style:column-width="83.1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1c24"/>
    </style:style>
    <style:style style:name="ce3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yt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/>
          <table:table-cell office:value-type="string" calcext:value-type="string">
            <text:p>portugese na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answer_name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 Fita Branca 2009 BluRay 720p Dublado.mkv</text:p>
          </table:table-cell>
          <table:table-cell office:value-type="string" calcext:value-type="string">
            <text:p>The White Ribbon</text:p>
          </table:table-cell>
          <table:table-cell office:value-type="string" calcext:value-type="string">
            <text:p>The White Ribbon - Official Trailer</text:p>
          </table:table-cell>
          <table:table-cell office:value-type="string" calcext:value-type="string">
            <text:p>https://www.youtube.com/watch?v=5KJKvvvxY7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ta Tensão 2003 Bluray <text:s/>1080p Dual Áudio.mkv</text:p>
          </table:table-cell>
          <table:table-cell office:value-type="string" calcext:value-type="string">
            <text:p>High Voltage</text:p>
          </table:table-cell>
          <table:table-cell office:value-type="string" calcext:value-type="string">
            <text:p>HIGH VOLTAGE Official Trailer (2018) David Arquette, Luke Wilson Sci-Fi Movie HD</text:p>
          </table:table-cell>
          <table:table-cell office:value-type="string" calcext:value-type="string">
            <text:p>https://www.youtube.com/watch?v=g9iOYPI93ZU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rraste-Me Para O Inferno 2009 BluRay 1080p Dublado 5.1.mp4</text:p>
          </table:table-cell>
          <table:table-cell office:value-type="string" calcext:value-type="string">
            <text:p>Get Me To Hell</text:p>
          </table:table-cell>
          <table:table-cell office:value-type="string" calcext:value-type="string">
            <text:p>Drag Me To Hell (2009) - Official Trailer (HD)</text:p>
          </table:table-cell>
          <table:table-cell office:value-type="string" calcext:value-type="string">
            <text:p>https://www.youtube.com/watch?v=PPOaxHqoYxo</text:p>
          </table:table-cell>
          <table:table-cell table:number-columns-repeated="101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Desnorteados</text:p>
          </table:table-cell>
          <table:table-cell table:number-columns-repeated="2" table:style-name="ce1" office:value-type="string" calcext:value-type="string">
            <text:p>Off Course</text:p>
          </table:table-cell>
          <table:table-cell table:style-name="ce1" office:value-type="string" calcext:value-type="string">
            <text:p>https://www.youtube.com/watch?v=ldqdJqjViq0</text:p>
          </table:table-cell>
          <table:table-cell table:style-name="ce1"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 Vida dos Outros 2007 BluRay 1080p Dual Áudio-018.mkv</text:p>
          </table:table-cell>
          <table:table-cell office:value-type="string" calcext:value-type="string">
            <text:p>The Life of Others</text:p>
          </table:table-cell>
          <table:table-cell office:value-type="string" calcext:value-type="string">
            <text:p>The Lives of Others | Official Trailer (2006)</text:p>
          </table:table-cell>
          <table:table-cell office:value-type="string" calcext:value-type="string">
            <text:p>https://www.youtube.com/watch?v=n3_iLOp6IhM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 Serbian 2010 BluRay 720p LegendaFixa.mp4</text:p>
          </table:table-cell>
          <table:table-cell office:value-type="string" calcext:value-type="string">
            <text:p>A Serbian</text:p>
          </table:table-cell>
          <table:table-cell office:value-type="string" calcext:value-type="string">
            <text:p>A Serbian Film (2010) Trailer 1</text:p>
          </table:table-cell>
          <table:table-cell office:value-type="string" calcext:value-type="string">
            <text:p>https://www.youtube.com/watch?v=lwNLxAKS-Dw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96 Minutos 2011 BluRay 720p Dual Áudio.mkv</text:p>
          </table:table-cell>
          <table:table-cell office:value-type="string" calcext:value-type="string">
            <text:p>96 Minutes</text:p>
          </table:table-cell>
          <table:table-cell office:value-type="string" calcext:value-type="string">
            <text:p>96 MINUTES Trailer (Carjacking MOVIE)</text:p>
          </table:table-cell>
          <table:table-cell office:value-type="string" calcext:value-type="string">
            <text:p>https://www.youtube.com/watch?v=zCZsOshMWtc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s Mil Palavras 2012 Bluray 1080p Dual Áudio.mkv</text:p>
          </table:table-cell>
          <table:table-cell office:value-type="string" calcext:value-type="string">
            <text:p>The Thousand Words</text:p>
          </table:table-cell>
          <table:table-cell office:value-type="string" calcext:value-type="string">
            <text:p>A Thousand Words Official Trailer #1 - Eddie Murphy Movie (2012) HD</text:p>
          </table:table-cell>
          <table:table-cell office:value-type="string" calcext:value-type="string">
            <text:p>https://www.youtube.com/watch?v=N6AxRCP3e4s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ipira 2012 BluRay 1080p Dublado.mp4</text:p>
          </table:table-cell>
          <table:table-cell office:value-type="string" calcext:value-type="string">
            <text:p>Caipira</text:p>
          </table:table-cell>
          <table:table-cell office:value-type="string" calcext:value-type="string">
            <text:p>Com Amor, Simon | Trailer Dublado</text:p>
          </table:table-cell>
          <table:table-cell office:value-type="string" calcext:value-type="string">
            <text:p>https://www.youtube.com/watch?v=L5oG2vFyVJA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ogville 2003 720p Dual Áudio.mkv</text:p>
          </table:table-cell>
          <table:table-cell office:value-type="string" calcext:value-type="string">
            <text:p>Dogvill</text:p>
          </table:table-cell>
          <table:table-cell office:value-type="string" calcext:value-type="string">
            <text:p>Dogville Official Trailer</text:p>
          </table:table-cell>
          <table:table-cell office:value-type="string" calcext:value-type="string">
            <text:p>https://www.youtube.com/watch?v=ZD1vi5lE-tk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esnorteados 2016 BluRay 1080p Dublado-003.mp4</text:p>
          </table:table-cell>
          <table:table-cell office:value-type="string" calcext:value-type="string">
            <text:p>Dragon Blade</text:p>
          </table:table-cell>
          <table:table-cell office:value-type="string" calcext:value-type="string">
            <text:p>Dragon Blade Official Trailer #1 (2015) - Jackie Chan, Adrien Brody Movie HD</text:p>
          </table:table-cell>
          <table:table-cell office:value-type="string" calcext:value-type="string">
            <text:p>https://www.youtube.com/watch?v=kUs8tWJ0EWM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rive 2011 BluRay 1080p Dual Áudio.mkv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Drive - Movie Trailer (2011) HD</text:p>
          </table:table-cell>
          <table:table-cell office:value-type="string" calcext:value-type="string">
            <text:p>https://www.youtube.com/watch?v=KBiOF3y1W0Y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ncontros e Desencontros do Amor 2014 BluRay 1080p Dual Áudio.mkv</text:p>
          </table:table-cell>
          <table:table-cell office:value-type="string" calcext:value-type="string">
            <text:p>Meetings and Missions of Love</text:p>
          </table:table-cell>
          <table:table-cell office:value-type="string" calcext:value-type="string">
            <text:p>They came together Trailer</text:p>
          </table:table-cell>
          <table:table-cell office:value-type="string" calcext:value-type="string">
            <text:p>https://www.youtube.com/watch?v=9a0GCGXJk40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3000 Milhas para o Inferno 2001 Bluray 720p Dublado-002.mkv</text:p>
          </table:table-cell>
          <table:table-cell table:number-columns-repeated="2" office:value-type="string" calcext:value-type="string">
            <text:p>3000 Miles to Graceland</text:p>
          </table:table-cell>
          <table:table-cell office:value-type="string" calcext:value-type="string">
            <text:p>https://www.youtube.com/watch?v=JdEFmGB--kQ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 Caçada 2007 BluRay 1080p Dual Áudio.mkv</text:p>
          </table:table-cell>
          <table:table-cell office:value-type="string" calcext:value-type="string">
            <text:p>The Hunt</text:p>
          </table:table-cell>
          <table:table-cell office:value-type="string" calcext:value-type="string">
            <text:p>The Rover trailer</text:p>
          </table:table-cell>
          <table:table-cell office:value-type="string" calcext:value-type="string">
            <text:p>https://www.youtube.com/watch?v=ChM2icbWo9w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esafiando os Limites 2005 BluRay 1080p Dual Áudio-008.mkv</text:p>
          </table:table-cell>
          <table:table-cell table:number-columns-repeated="2" office:value-type="string" calcext:value-type="string">
            <text:p>The World's Fastest Indian</text:p>
          </table:table-cell>
          <table:table-cell office:value-type="string" calcext:value-type="string">
            <text:p>https://www.youtube.com/watch?v=02Yy1vihIKs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 Casa Monstro 2006 BluRay 1080p Dual Áudio 5.1.mkv</text:p>
          </table:table-cell>
          <table:table-cell office:value-type="string" calcext:value-type="string">
            <text:p>The Monster House</text:p>
          </table:table-cell>
          <table:table-cell office:value-type="string" calcext:value-type="string">
            <text:p>2006: Monster House Trailer HQ</text:p>
          </table:table-cell>
          <table:table-cell office:value-type="string" calcext:value-type="string">
            <text:p>https://www.youtube.com/watch?v=yezkM0h_xq4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conteceu Em Woodstock 2009 Bluray 1080p Dublado.mkv</text:p>
          </table:table-cell>
          <table:table-cell table:number-columns-repeated="2" office:value-type="string" calcext:value-type="string">
            <text:p>taking woodstock</text:p>
          </table:table-cell>
          <table:table-cell office:value-type="string" calcext:value-type="string">
            <text:p>https://www.youtube.com/watch?v=lBtg3H_w4UE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 Dangerous Method 2011 BluRay 720p Dual Audio.mkv</text:p>
          </table:table-cell>
          <table:table-cell office:value-type="string" calcext:value-type="string">
            <text:p>A Dangerous Method</text:p>
          </table:table-cell>
          <table:table-cell office:value-type="string" calcext:value-type="string">
            <text:p>A Dangerous Method Official Trailer (2011) HD</text:p>
          </table:table-cell>
          <table:table-cell office:value-type="string" calcext:value-type="string">
            <text:p>https://www.youtube.com/watch?v=pjyP9DjUdVk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 Ditadura Perfeita 2015 BluRay 720p Dublado.mkv</text:p>
          </table:table-cell>
          <table:table-cell office:value-type="string" calcext:value-type="string">
            <text:p>A Perfect Dictatorship</text:p>
          </table:table-cell>
          <table:table-cell office:value-type="string" calcext:value-type="string">
            <text:p>The Perfect Dictatorship [2014] ~ ( HD Full Movie ) English Audio</text:p>
          </table:table-cell>
          <table:table-cell office:value-type="string" calcext:value-type="string">
            <text:p>https://www.youtube.com/watch?v=xCIJY0B5ZTI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 Eterna Namorada 2016 Bluray 1080p Dublado.mp4</text:p>
          </table:table-cell>
          <table:table-cell table:number-columns-repeated="2" office:value-type="string" calcext:value-type="string">
            <text:p>Big Stone Gap</text:p>
          </table:table-cell>
          <table:table-cell office:value-type="string" calcext:value-type="string">
            <text:p>https://www.youtube.com/watch?v=chSwktp5tlg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 Filha de Osiris 2017 BluRay 1080p Dual Áudio.mkv</text:p>
          </table:table-cell>
          <table:table-cell office:value-type="string" calcext:value-type="string">
            <text:p>The Daughter of Osiris</text:p>
          </table:table-cell>
          <table:table-cell office:value-type="string" calcext:value-type="string">
            <text:p>The Osiris Child Trailer #1 (2017) | Movieclips Indie</text:p>
          </table:table-cell>
          <table:table-cell office:value-type="string" calcext:value-type="string">
            <text:p>https://www.youtube.com/watch?v=6gc8yC5eak0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 Grande Muralha 2016 BluRay 1080p Dual Áudio 5.1.mkv</text:p>
          </table:table-cell>
          <table:table-cell office:value-type="string" calcext:value-type="string">
            <text:p>The Great Wall</text:p>
          </table:table-cell>
          <table:table-cell office:value-type="string" calcext:value-type="string">
            <text:p>The Great Wall - Official Trailer 1 (Universal Pictures) HD</text:p>
          </table:table-cell>
          <table:table-cell office:value-type="string" calcext:value-type="string">
            <text:p>https://www.youtube.com/watch?v=6SKI9rgqFck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 Lenda de Beowulf A Lenda de Beowulf D-002.C 2007 BluRay 1080p Dual Áudio</text:p>
          </table:table-cell>
          <table:table-cell table:number-columns-repeated="2" office:value-type="string" calcext:value-type="string">
            <text:p>Beowulf</text:p>
          </table:table-cell>
          <table:table-cell office:value-type="string" calcext:value-type="string">
            <text:p>https://www.youtube.com/watch?v=DaShOr5AeKA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number-columns-repeated="2" office:value-type="string" calcext:value-type="string">
            <text:p>Anonymous 2011</text:p>
          </table:table-cell>
          <table:table-cell office:value-type="string" calcext:value-type="string">
            <text:p>https://www.youtube.com/watch?v=uBmnkk0QW3Q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 Professora de Piano 2001 BluRay 1080p Legendado.mkv</text:p>
          </table:table-cell>
          <table:table-cell office:value-type="string" calcext:value-type="string">
            <text:p>The Piano Teacher</text:p>
          </table:table-cell>
          <table:table-cell office:value-type="string" calcext:value-type="string">
            <text:p>The Piano Teacher Official Film Trailer</text:p>
          </table:table-cell>
          <table:table-cell office:value-type="string" calcext:value-type="string">
            <text:p>https://www.youtube.com/watch?v=mjROGqRTMzQ</text:p>
          </table:table-cell>
          <table:table-cell table:number-columns-repeated="101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Breathless 2017 BluRay 1080p Dual Audio.mkv</text:p>
          </table:table-cell>
          <table:table-cell office:value-type="string" calcext:value-type="string">
            <text:p>Breathless</text:p>
          </table:table-cell>
          <table:table-cell office:value-type="string" calcext:value-type="string">
            <text:p>Breathless: 50th Anniversary trailer - on DVD September 13th!</text:p>
          </table:table-cell>
          <table:table-cell office:value-type="string" calcext:value-type="string">
            <text:p>https://www.youtube.com/watch?v=WCDEAu4R8hA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irculo de Fogo 2001 Bluray 1080p Dual Áudio.mkv</text:p>
          </table:table-cell>
          <table:table-cell office:value-type="string" calcext:value-type="string">
            <text:p>Pacific Rim</text:p>
          </table:table-cell>
          <table:table-cell office:value-type="string" calcext:value-type="string">
            <text:p>Pacific Rim Trailer</text:p>
          </table:table-cell>
          <table:table-cell office:value-type="string" calcext:value-type="string">
            <text:p>https://www.youtube.com/watch?v=5guMumPFBag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loser 2004 BluRay 1080p Dual Audio .mkv</text:p>
          </table:table-cell>
          <table:table-cell office:value-type="string" calcext:value-type="string">
            <text:p>Closer</text:p>
          </table:table-cell>
          <table:table-cell office:value-type="string" calcext:value-type="string">
            <text:p>Closer (2004) Official Trailer 1 - Julia Roberts Movie</text:p>
          </table:table-cell>
          <table:table-cell office:value-type="string" calcext:value-type="string">
            <text:p>https://www.youtube.com/watch?v=BdmOjfGTUzQ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Esquentando a Relação 2014 Bluray 720p Dual Áudio.mp4</text:p>
          </table:table-cell>
          <table:table-cell table:number-columns-repeated="2" office:value-type="string" calcext:value-type="string">
            <text:p>My Awkward Sexual Adventure</text:p>
          </table:table-cell>
          <table:table-cell office:value-type="string" calcext:value-type="string">
            <text:p>https://www.youtube.com/watch?v=2Tw-FF4-Fxk</text:p>
          </table:table-cell>
          <table:table-cell table:number-columns-repeated="1019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3" office:value-type="string" calcext:value-type="string">
            <text:p>Estigmas da Crueldade 1958 BluRay 1080p Dual Áudio.mkv</text:p>
          </table:table-cell>
          <table:table-cell table:style-name="ce3" office:value-type="string" calcext:value-type="string">
            <text:p>Stigmata of Cruelty</text:p>
          </table:table-cell>
          <table:table-cell table:style-name="ce3" office:value-type="string" calcext:value-type="string">
            <text:p>Stigmata (1999) Trailer Ingles</text:p>
          </table:table-cell>
          <table:table-cell table:style-name="ce3" office:value-type="string" calcext:value-type="string">
            <text:p>https://www.youtube.com/watch?v=1HZdzdbo4rM</text:p>
          </table:table-cell>
          <table:table-cell table:style-name="ce3"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u Eu Mesmo e o Macaco 2005 Bluray 720p Dual Áudio.mkv</text:p>
          </table:table-cell>
          <table:table-cell office:value-type="string" calcext:value-type="string">
            <text:p>The ape</text:p>
          </table:table-cell>
          <table:table-cell office:value-type="string" calcext:value-type="string">
            <text:p>The ape trailer</text:p>
          </table:table-cell>
          <table:table-cell office:value-type="string" calcext:value-type="string">
            <text:p>https://www.youtube.com/watch?v=5I1b61DVgog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Falcão Negro em Perigo 2001 <text:s/>BluRay 1080p Dual Áudio-009.mkv</text:p>
          </table:table-cell>
          <table:table-cell table:number-columns-repeated="2" office:value-type="string" calcext:value-type="string">
            <text:p>Black Hawk Down</text:p>
          </table:table-cell>
          <table:table-cell office:value-type="string" calcext:value-type="string">
            <text:p>https://www.youtube.com/watch?v=2GfBkC3qs78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Frida 2002 Bluray BluRay 1080p Dual Áudio-002.mkv</text:p>
          </table:table-cell>
          <table:table-cell office:value-type="string" calcext:value-type="string">
            <text:p>Frida</text:p>
          </table:table-cell>
          <table:table-cell office:value-type="string" calcext:value-type="string">
            <text:p>Frida (2002) Official Trailer #1 - Salma Hayek Movie HD</text:p>
          </table:table-cell>
          <table:table-cell office:value-type="string" calcext:value-type="string">
            <text:p>https://www.youtube.com/watch?v=uOUzQYqba4Y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Heavy Metal - Universo em Fantasia 1981 Bluray 1080p Dual Áudio.mkv</text:p>
          </table:table-cell>
          <table:table-cell office:value-type="string" calcext:value-type="string">
            <text:p>Heavy Metal - Universe in Fantasia</text:p>
          </table:table-cell>
          <table:table-cell office:value-type="string" calcext:value-type="string">
            <text:p>Heavy Metal: The Movie (1981) Trailer</text:p>
          </table:table-cell>
          <table:table-cell office:value-type="string" calcext:value-type="string">
            <text:p>https://www.youtube.com/watch?v=B_MzWF8YLhY</text:p>
          </table:table-cell>
          <table:table-cell table:number-columns-repeated="101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Hérois 2009 BluRay 1080p Dual Áudio-002.mkv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Push Trailer</text:p>
          </table:table-cell>
          <table:table-cell office:value-type="string" calcext:value-type="string">
            <text:p>https://www.youtube.com/watch?v=Pl3KNqCEtQ4</text:p>
          </table:table-cell>
          <table:table-cell table:number-columns-repeated="101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Identicos 2014 Bluray 1080p Dual Áudio.mkv</text:p>
          </table:table-cell>
          <table:table-cell office:value-type="string" calcext:value-type="string">
            <text:p>Identicos</text:p>
          </table:table-cell>
          <table:table-cell office:value-type="string" calcext:value-type="string">
            <text:p>The Identical Official Trailer #1 (2014)</text:p>
          </table:table-cell>
          <table:table-cell office:value-type="string" calcext:value-type="string">
            <text:p>https://www.youtube.com/watch?v=D_ShZUmceRE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Irreversível 2002 BluRay 1080p Dual Áudio-004.mkv</text:p>
          </table:table-cell>
          <table:table-cell office:value-type="string" calcext:value-type="string">
            <text:p>Irreversible</text:p>
          </table:table-cell>
          <table:table-cell office:value-type="string" calcext:value-type="string">
            <text:p>Irreversible (2002) - Official Trailer</text:p>
          </table:table-cell>
          <table:table-cell office:value-type="string" calcext:value-type="string">
            <text:p>https://www.youtube.com/watch?v=OU-ZOHeWLkU</text:p>
          </table:table-cell>
          <table:table-cell table:number-columns-repeated="101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Maquia - When The Promised Flower Blooms 2018 BluRay 720p LegendaFixa.mp4</text:p>
          </table:table-cell>
          <table:table-cell office:value-type="string" calcext:value-type="string">
            <text:p>Maquia - When The Promised Flower Blooms</text:p>
          </table:table-cell>
          <table:table-cell office:value-type="string" calcext:value-type="string">
            <text:p>Maquia: When the Promised Flower Blooms (Official U.S. Trailer)</text:p>
          </table:table-cell>
          <table:table-cell office:value-type="string" calcext:value-type="string">
            <text:p>https://www.youtube.com/watch?v=fi1gmq0CwcA</text:p>
          </table:table-cell>
          <table:table-cell table:number-columns-repeated="101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Máquinas Mortais 2018 WEB-DL 1080p Legendado-008.mkv</text:p>
          </table:table-cell>
          <table:table-cell office:value-type="string" calcext:value-type="string">
            <text:p>Mortal Machines 2018 WEB-DL 1</text:p>
          </table:table-cell>
          <table:table-cell office:value-type="string" calcext:value-type="string">
            <text:p>Mortal Engines - Official Trailer 2 (HD)</text:p>
          </table:table-cell>
          <table:table-cell office:value-type="string" calcext:value-type="string">
            <text:p>https://www.youtube.com/watch?v=cuL5yXsOAIA</text:p>
          </table:table-cell>
          <table:table-cell table:number-columns-repeated="101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O Artista 2011 BluRay 720p LegendaFixa-006.mp4</text:p>
          </table:table-cell>
          <table:table-cell office:value-type="string" calcext:value-type="string">
            <text:p>The Artist</text:p>
          </table:table-cell>
          <table:table-cell office:value-type="string" calcext:value-type="string">
            <text:p>The Artist (2011) Official Trailer - Jean Dujardin, Bérénice Bejo Movie HD</text:p>
          </table:table-cell>
          <table:table-cell office:value-type="string" calcext:value-type="string">
            <text:p>https://www.youtube.com/watch?v=YB9Oq0hn5KY</text:p>
          </table:table-cell>
          <table:table-cell table:number-columns-repeated="101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O Devorador de Pecados 2003 Bluray 1080p Dual Áudio-012.mkv</text:p>
          </table:table-cell>
          <table:table-cell table:number-columns-repeated="2" office:value-type="string" calcext:value-type="string">
            <text:p>The Order (Movie Trailer) </text:p>
          </table:table-cell>
          <table:table-cell office:value-type="string" calcext:value-type="string">
            <text:p>https://www.youtube.com/watch?v=pO-huUmLrx0</text:p>
          </table:table-cell>
          <table:table-cell table:number-columns-repeated="101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Oeste Sem Lei 2016 Bluray 1080p Dual Áudio.mkv</text:p>
          </table:table-cell>
          <table:table-cell office:value-type="string" calcext:value-type="string">
            <text:p>West Without Law</text:p>
          </table:table-cell>
          <table:table-cell office:value-type="string" calcext:value-type="string">
            <text:p>Slow West Official Trailer</text:p>
          </table:table-cell>
          <table:table-cell office:value-type="string" calcext:value-type="string">
            <text:p>https://www.youtube.com/watch?v=pFfsTsdJfF8</text:p>
          </table:table-cell>
          <table:table-cell table:number-columns-repeated="101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O Lugar Onde Tudo Termina 2012Bluray 1080p Dublado-016.mkv</text:p>
          </table:table-cell>
          <table:table-cell office:value-type="string" calcext:value-type="string">
            <text:p>The Place Where Everything Ends</text:p>
          </table:table-cell>
          <table:table-cell office:value-type="string" calcext:value-type="string">
            <text:p>Place beyond the pines trailers</text:p>
          </table:table-cell>
          <table:table-cell office:value-type="string" calcext:value-type="string">
            <text:p>https://www.youtube.com/watch?v=KepnbJT5nBw</text:p>
          </table:table-cell>
          <table:table-cell table:number-columns-repeated="101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Os Falsários 2007 BluRay 1080p Dual Áudio-010.mkv</text:p>
          </table:table-cell>
          <table:table-cell office:value-type="string" calcext:value-type="string">
            <text:p>The Falsarios</text:p>
          </table:table-cell>
          <table:table-cell office:value-type="string" calcext:value-type="string">
            <text:p>The Counterfeiters</text:p>
          </table:table-cell>
          <table:table-cell office:value-type="string" calcext:value-type="string">
            <text:p>https://www.youtube.com/watch?v=qwr9nCurEEQ</text:p>
          </table:table-cell>
          <table:table-cell table:number-columns-repeated="101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O Predestinado 2014 BluRay 1080p Dual Áudio 5.1-006.mkv</text:p>
          </table:table-cell>
          <table:table-cell office:value-type="string" calcext:value-type="string">
            <text:p>The Predestined</text:p>
          </table:table-cell>
          <table:table-cell office:value-type="string" calcext:value-type="string">
            <text:p>Predestination Official US Release Trailer (2015) - Ethan Hawke Sci-Fi Thriller HD</text:p>
          </table:table-cell>
          <table:table-cell office:value-type="string" calcext:value-type="string">
            <text:p>https://www.youtube.com/watch?v=jcQacCfi_pw</text:p>
          </table:table-cell>
          <table:table-cell table:number-columns-repeated="101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O Presente 2016 BluRay 1080p Dublado-013.mp4</text:p>
          </table:table-cell>
          <table:table-cell office:value-type="string" calcext:value-type="string">
            <text:p>The Present</text:p>
          </table:table-cell>
          <table:table-cell office:value-type="string" calcext:value-type="string">
            <text:p>The Gift Official Trailer #1 (2015) - Jason Bateman Psychological Thriller HD</text:p>
          </table:table-cell>
          <table:table-cell office:value-type="string" calcext:value-type="string">
            <text:p>https://www.youtube.com/watch?v=I3IiZU9JBuE</text:p>
          </table:table-cell>
          <table:table-cell table:number-columns-repeated="101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O Regresso 2015 BluRay OPEN MATTE 1080p Dual Áudio-014.mkv</text:p>
          </table:table-cell>
          <table:table-cell office:value-type="string" calcext:value-type="string">
            <text:p>The Return</text:p>
          </table:table-cell>
          <table:table-cell office:value-type="string" calcext:value-type="string">
            <text:p>The revenant trailer</text:p>
          </table:table-cell>
          <table:table-cell office:value-type="string" calcext:value-type="string">
            <text:p>https://www.youtube.com/watch?v=LoebZZ8K5N0</text:p>
          </table:table-cell>
          <table:table-cell table:number-columns-repeated="101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Pânico no Deserto 2005 BluRay 720p Dublado.mkv</text:p>
          </table:table-cell>
          <table:table-cell office:value-type="string" calcext:value-type="string">
            <text:p>Panic in the desert</text:p>
          </table:table-cell>
          <table:table-cell office:value-type="string" calcext:value-type="string">
            <text:p>Reeker Trailer</text:p>
          </table:table-cell>
          <table:table-cell office:value-type="string" calcext:value-type="string">
            <text:p>https://www.youtube.com/watch?v=quwxIT43DNo</text:p>
          </table:table-cell>
          <table:table-cell table:number-columns-repeated="1019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3" office:value-type="string" calcext:value-type="string">
            <text:p>Pesadelo no Inferno 2018 BluRay 1080p Dual Áudio.mkv</text:p>
          </table:table-cell>
          <table:table-cell table:style-name="ce3" office:value-type="string" calcext:value-type="string">
            <text:p>Nightmare on Hell</text:p>
          </table:table-cell>
          <table:table-cell table:style-name="ce3" office:value-type="string" calcext:value-type="string">
            <text:p>NIGHTMARE FROM HELL <text:s/>TRAILER <text:s/>2013</text:p>
          </table:table-cell>
          <table:table-cell table:style-name="ce3" office:value-type="string" calcext:value-type="string">
            <text:p>https://www.youtube.com/watch?v=zFrbHA27CEA</text:p>
          </table:table-cell>
          <table:table-cell table:style-name="ce3" table:number-columns-repeated="101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Reféns 2011 Bluray 1080p Dual Áudio.mkv</text:p>
          </table:table-cell>
          <table:table-cell office:value-type="string" calcext:value-type="string">
            <text:p>Hosts</text:p>
          </table:table-cell>
          <table:table-cell office:value-type="string" calcext:value-type="string">
            <text:p>Trespass</text:p>
          </table:table-cell>
          <table:table-cell office:value-type="string" calcext:value-type="string">
            <text:p>https://www.youtube.com/watch?v=1rolBdc_mjs</text:p>
          </table:table-cell>
          <table:table-cell table:number-columns-repeated="101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Regresso do Mal 2016 BluRay <text:s/>1080p Dublado.mp4</text:p>
          </table:table-cell>
          <table:table-cell office:value-type="string" calcext:value-type="string">
            <text:p>Return Of The Evil</text:p>
          </table:table-cell>
          <table:table-cell office:value-type="string" calcext:value-type="string">
            <text:p>Pay the Ghost trailer</text:p>
          </table:table-cell>
          <table:table-cell office:value-type="string" calcext:value-type="string">
            <text:p>https://www.youtube.com/watch?v=MwnEqB_DhLQ</text:p>
          </table:table-cell>
          <table:table-cell table:number-columns-repeated="101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angue e Honra 2011 Bluray 1080p Tri Áudio-008.mkv</text:p>
          </table:table-cell>
          <table:table-cell office:value-type="string" calcext:value-type="string">
            <text:p>Blood and Honor</text:p>
          </table:table-cell>
          <table:table-cell office:value-type="string" calcext:value-type="string">
            <text:p>Ironclad trailer</text:p>
          </table:table-cell>
          <table:table-cell office:value-type="string" calcext:value-type="string">
            <text:p>https://www.youtube.com/watch?v=KnoTSlCzAuM</text:p>
          </table:table-cell>
          <table:table-cell table:number-columns-repeated="101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Tropas Estelares <text:s/>2 - O Héroi da Federação 2004 <text:s/>BluRay 1080p Dual Áudio.mkv</text:p>
          </table:table-cell>
          <table:table-cell office:value-type="string" calcext:value-type="string">
            <text:p>Star Troops 2 - The Héroi of the Federation</text:p>
          </table:table-cell>
          <table:table-cell office:value-type="string" calcext:value-type="string">
            <text:p>Starship Troopers 2: Hero of the Federation (2004) - Trailer</text:p>
          </table:table-cell>
          <table:table-cell office:value-type="string" calcext:value-type="string">
            <text:p>https://www.youtube.com/watch?v=9_sXs02IOLs</text:p>
          </table:table-cell>
          <table:table-cell table:number-columns-repeated="101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tar Troops 2 - The Héroi of the Federation 2004 BluRay 1080p Dual Audio.mkv</text:p>
          </table:table-cell>
          <table:table-cell table:number-columns-repeated="2" office:value-type="string" calcext:value-type="string">
            <text:p>Turtles Ninjas - The Return</text:p>
          </table:table-cell>
          <table:table-cell office:value-type="string" calcext:value-type="string">
            <text:p>https://www.youtube.com/watch?v=xZwxAlqfQcw</text:p>
          </table:table-cell>
          <table:table-cell table:number-columns-repeated="101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Terror Online</text:p>
          </table:table-cell>
          <table:table-cell table:number-columns-repeated="2" office:value-type="string" calcext:value-type="string">
            <text:p>Home Invasion</text:p>
          </table:table-cell>
          <table:table-cell office:value-type="string" calcext:value-type="string">
            <text:p>https://www.youtube.com/watch?v=PStbGXXZDvU</text:p>
          </table:table-cell>
          <table:table-cell table:number-columns-repeated="101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he Warrior Genghis Khan Mongolian 2007 Bluray 1080p Dual Audio.mkv</text:p>
          </table:table-cell>
          <table:table-cell office:value-type="string" calcext:value-type="string">
            <text:p>The Warrior Genghis Khan Mongolian</text:p>
          </table:table-cell>
          <table:table-cell office:value-type="string" calcext:value-type="string">
            <text:p>Mongol Trailer [HD]</text:p>
          </table:table-cell>
          <table:table-cell office:value-type="string" calcext:value-type="string">
            <text:p>https://www.youtube.com/watch?v=nHaYiA6u3Co</text:p>
          </table:table-cell>
          <table:table-cell table:number-columns-repeated="101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V of Vengeance 2006 BluRay 1080p Dual Audio.mkv</text:p>
          </table:table-cell>
          <table:table-cell office:value-type="string" calcext:value-type="string">
            <text:p>V of Vengeance</text:p>
          </table:table-cell>
          <table:table-cell office:value-type="string" calcext:value-type="string">
            <text:p>V For Vendetta Trailer (HD)</text:p>
          </table:table-cell>
          <table:table-cell office:value-type="string" calcext:value-type="string">
            <text:p>https://www.youtube.com/watch?v=k_13fFIrhPk</text:p>
          </table:table-cell>
          <table:table-cell table:number-columns-repeated="101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O romance do seculo</text:p>
          </table:table-cell>
          <table:table-cell office:value-type="string" calcext:value-type="string">
            <text:p>W.E.</text:p>
          </table:table-cell>
          <table:table-cell office:value-type="string" calcext:value-type="string">
            <text:p>W.E. trailer</text:p>
          </table:table-cell>
          <table:table-cell office:value-type="string" calcext:value-type="string">
            <text:p>https://www.youtube.com/watch?v=4lNg0cm69xU</text:p>
          </table:table-cell>
          <table:table-cell table:number-columns-repeated="101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AGA Curse of the Shadow 2013 BluRay 1080p Dual Audio.mkv</text:p>
          </table:table-cell>
          <table:table-cell table:number-columns-repeated="2" office:value-type="string" calcext:value-type="string">
            <text:p>Dragon Lore: Curse of the Shadow</text:p>
          </table:table-cell>
          <table:table-cell office:value-type="string" calcext:value-type="string">
            <text:p>https://www.youtube.com/watch?v=cMzmjsf_he0</text:p>
          </table:table-cell>
          <table:table-cell table:number-columns-repeated="101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he Return of Superman 2019 BluRay 1080p Dual Audio.mkv</text:p>
          </table:table-cell>
          <table:table-cell table:number-columns-repeated="2" office:value-type="string" calcext:value-type="string">
            <text:p>Reign of the supermen</text:p>
          </table:table-cell>
          <table:table-cell office:value-type="string" calcext:value-type="string">
            <text:p>https://www.youtube.com/watch?v=JUM70fOy4Vk</text:p>
          </table:table-cell>
          <table:table-cell table:number-columns-repeated="101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O Grinch 2018 BluRay BluRay 1080p <text:s/>Dual Áudio 5.1.mkv</text:p>
          </table:table-cell>
          <table:table-cell office:value-type="string" calcext:value-type="string">
            <text:p>O Grinch</text:p>
          </table:table-cell>
          <table:table-cell office:value-type="string" calcext:value-type="string">
            <text:p>THE GRINCH Official Trailer (2018)</text:p>
          </table:table-cell>
          <table:table-cell office:value-type="string" calcext:value-type="string">
            <text:p>https://www.youtube.com/watch?v=Bf6D-i8YpHg</text:p>
          </table:table-cell>
          <table:table-cell table:number-columns-repeated="101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Rampage Venue of Vengeance 2009 BluRay 1080p Dual Audio.mkv</text:p>
          </table:table-cell>
          <table:table-cell table:number-columns-repeated="2" office:value-type="string" calcext:value-type="string">
            <text:p>Rampage</text:p>
          </table:table-cell>
          <table:table-cell office:value-type="string" calcext:value-type="string">
            <text:p>https://www.youtube.com/watch?v=coOKvrsmQiI</text:p>
          </table:table-cell>
          <table:table-cell table:number-columns-repeated="101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hinobi - The Battle 2005 Bluray 1080p Dual Audio.mkv</text:p>
          </table:table-cell>
          <table:table-cell table:number-columns-repeated="2" office:value-type="string" calcext:value-type="string">
            <text:p>Shinobi: Heart Under Blade</text:p>
          </table:table-cell>
          <table:table-cell office:value-type="string" calcext:value-type="string">
            <text:p>https://www.youtube.com/watch?v=kkDLwIW2KqA</text:p>
          </table:table-cell>
          <table:table-cell/>
          <table:table-cell office:value-type="string" calcext:value-type="string">
            <text:p>https://www.youtube.com/watch?v=kkDLwIW2KqA</text:p>
          </table:table-cell>
          <table:table-cell table:number-columns-repeated="101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Mamae Turned a Fish 2000 Bluray 720p Dual Audio.mkv</text:p>
          </table:table-cell>
          <table:table-cell table:number-columns-repeated="2" office:value-type="string" calcext:value-type="string">
            <text:p>Help! I’m a fish</text:p>
          </table:table-cell>
          <table:table-cell office:value-type="string" calcext:value-type="string">
            <text:p>https://www.youtube.com/watch?v=eodWgXqQZxE</text:p>
          </table:table-cell>
          <table:table-cell table:number-columns-repeated="101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Jimmy Bubha 2001 BluRay 720p Dual Audio.mkv</text:p>
          </table:table-cell>
          <table:table-cell office:value-type="string" calcext:value-type="string">
            <text:p>Jimmy Bubha</text:p>
          </table:table-cell>
          <table:table-cell office:value-type="string" calcext:value-type="string">
            <text:p>James Dean Trailer</text:p>
          </table:table-cell>
          <table:table-cell office:value-type="string" calcext:value-type="string">
            <text:p>https://www.youtube.com/watch?v=ZPKq9q2Cq8E</text:p>
          </table:table-cell>
          <table:table-cell table:number-columns-repeated="101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A Firma 1993 BluRay 1080p Dual Áudio-007.mkv</text:p>
          </table:table-cell>
          <table:table-cell office:value-type="string" calcext:value-type="string">
            <text:p>A Firma</text:p>
          </table:table-cell>
          <table:table-cell office:value-type="string" calcext:value-type="string">
            <text:p>The Firm - Trailer</text:p>
          </table:table-cell>
          <table:table-cell office:value-type="string" calcext:value-type="string">
            <text:p>https://www.youtube.com/watch?v=Auxb3l4Y8j0</text:p>
          </table:table-cell>
          <table:table-cell table:number-columns-repeated="101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Tropas Estelares <text:s/>2 - O Héroi da Federação 2004 <text:s/>BluRay 1080p Dual Áudio.mkv</text:p>
          </table:table-cell>
          <table:table-cell office:value-type="string" calcext:value-type="string">
            <text:p>300 The Rise of the Empire</text:p>
          </table:table-cell>
          <table:table-cell office:value-type="string" calcext:value-type="string">
            <text:p>300: Rise of an Empire - Official Trailer 1 [HD]</text:p>
          </table:table-cell>
          <table:table-cell office:value-type="string" calcext:value-type="string">
            <text:p>https://www.youtube.com/watch?v=2zqy21Z29ps</text:p>
          </table:table-cell>
          <table:table-cell table:number-columns-repeated="101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127 Horas 2010 BluRay 1080p Dual Áudio.mkv</text:p>
          </table:table-cell>
          <table:table-cell office:value-type="string" calcext:value-type="string">
            <text:p>127 Hours</text:p>
          </table:table-cell>
          <table:table-cell office:value-type="string" calcext:value-type="string">
            <text:p>127 HOURS - Full Length Official Trailer HD</text:p>
          </table:table-cell>
          <table:table-cell office:value-type="string" calcext:value-type="string">
            <text:p>https://www.youtube.com/watch?v=OlhLOWTnVoQ</text:p>
          </table:table-cell>
          <table:table-cell table:number-columns-repeated="101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12 Homens e uma Sentença 1957 Bluray 1080p Dual Áudio.mkv</text:p>
          </table:table-cell>
          <table:table-cell office:value-type="string" calcext:value-type="string">
            <text:p>12 Men and a Sentence</text:p>
          </table:table-cell>
          <table:table-cell office:value-type="string" calcext:value-type="string">
            <text:p>12 angy men (1957)</text:p>
          </table:table-cell>
          <table:table-cell office:value-type="string" calcext:value-type="string">
            <text:p>https://www.youtube.com/watch?v=_13J_9B5jEk</text:p>
          </table:table-cell>
          <table:table-cell table:number-columns-repeated="1019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‘SeeFood - A Fish Out Of Water</text:p>
          </table:table-cell>
          <table:table-cell office:value-type="string" calcext:value-type="string">
            <text:p>SeeFood 2012 Trailer</text:p>
          </table:table-cell>
          <table:table-cell office:value-type="string" calcext:value-type="string">
            <text:p>https://www.youtube.com/watch?v=LmYO_EJ158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-00-0000</text:date>, <text:time style:data-style-name="N2" text:time-value="16:44:01.91587690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6T16:55:52.099362702</dc:date>
    <meta:editing-duration>PT4H13M59S</meta:editing-duration>
    <meta:editing-cycles>10</meta:editing-cycles>
    <meta:generator>LibreOffice/6.0.7.3$Linux_X86_64 LibreOffice_project/00m0$Build-3</meta:generator>
    <meta:document-statistic meta:table-count="1" meta:cell-count="358" meta:object-count="0"/>
  </office:meta>
</office:document-meta>
</file>